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leteResults" table:style-name="ta1">
        <table:shapes>
          <draw:frame draw:z-index="0" draw:style-name="gr1" draw:text-style-name="P1" svg:width="6.2992in" svg:height="3.5449in" svg:x="3.8933in" svg:y="0.0213in">
            <draw:object draw:notify-on-update-of-ranges="completeResults.A2:completeResults.A21 completeResults.B1:completeResults.B1 completeResults.B2:completeResults.B21 completeResults.C1:completeResults.C1 completeResults.C2:completeResults.C21 completeResults.D1:completeResults.D1 completeResults.D2:completeResults.D21 completeResults.E1:completeResults.E1 completeResults.E2:completeResults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SequentialFD</text:p>
          </table:table-cell>
          <table:table-cell office:value-type="string" calcext:value-type="string">
            <text:p>SortedListFD</text:p>
          </table:table-cell>
          <table:table-cell office:value-type="string" calcext:value-type="string">
            <text:p>OrderedFD</text:p>
          </table:table-cell>
          <table:table-cell office:value-type="string" calcext:value-type="string">
            <text:p>MapF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8826" calcext:value-type="float">
            <text:p>138826</text:p>
          </table:table-cell>
          <table:table-cell office:value-type="float" office:value="246486" calcext:value-type="float">
            <text:p>246486</text:p>
          </table:table-cell>
          <table:table-cell office:value-type="float" office:value="87981" calcext:value-type="float">
            <text:p>87981</text:p>
          </table:table-cell>
          <table:table-cell office:value-type="float" office:value="49894.5" calcext:value-type="float">
            <text:p>4989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1504.5" calcext:value-type="float">
            <text:p>131504.5</text:p>
          </table:table-cell>
          <table:table-cell office:value-type="float" office:value="275619.5" calcext:value-type="float">
            <text:p>275619.5</text:p>
          </table:table-cell>
          <table:table-cell office:value-type="float" office:value="167628" calcext:value-type="float">
            <text:p>167628</text:p>
          </table:table-cell>
          <table:table-cell office:value-type="float" office:value="58284" calcext:value-type="float">
            <text:p>582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628.5" calcext:value-type="float">
            <text:p>40628.5</text:p>
          </table:table-cell>
          <table:table-cell office:value-type="float" office:value="81509" calcext:value-type="float">
            <text:p>81509</text:p>
          </table:table-cell>
          <table:table-cell office:value-type="float" office:value="100942.5" calcext:value-type="float">
            <text:p>100942.5</text:p>
          </table:table-cell>
          <table:table-cell office:value-type="float" office:value="50388" calcext:value-type="float">
            <text:p>503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4876" calcext:value-type="float">
            <text:p>74876</text:p>
          </table:table-cell>
          <table:table-cell office:value-type="float" office:value="124655.5" calcext:value-type="float">
            <text:p>124655.5</text:p>
          </table:table-cell>
          <table:table-cell office:value-type="float" office:value="72560" calcext:value-type="float">
            <text:p>72560</text:p>
          </table:table-cell>
          <table:table-cell office:value-type="float" office:value="35750.5" calcext:value-type="float">
            <text:p>35750.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6371.5" calcext:value-type="float">
            <text:p>116371.5</text:p>
          </table:table-cell>
          <table:table-cell office:value-type="float" office:value="198504" calcext:value-type="float">
            <text:p>198504</text:p>
          </table:table-cell>
          <table:table-cell office:value-type="float" office:value="105045.5" calcext:value-type="float">
            <text:p>105045.5</text:p>
          </table:table-cell>
          <table:table-cell office:value-type="float" office:value="56500" calcext:value-type="float">
            <text:p>565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2926.5" calcext:value-type="float">
            <text:p>112926.5</text:p>
          </table:table-cell>
          <table:table-cell office:value-type="float" office:value="193674" calcext:value-type="float">
            <text:p>193674</text:p>
          </table:table-cell>
          <table:table-cell office:value-type="float" office:value="57815.5" calcext:value-type="float">
            <text:p>57815.5</text:p>
          </table:table-cell>
          <table:table-cell office:value-type="float" office:value="46270.5" calcext:value-type="float">
            <text:p>46270.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3617.5" calcext:value-type="float">
            <text:p>123617.5</text:p>
          </table:table-cell>
          <table:table-cell office:value-type="float" office:value="191980" calcext:value-type="float">
            <text:p>191980</text:p>
          </table:table-cell>
          <table:table-cell office:value-type="float" office:value="52256.5" calcext:value-type="float">
            <text:p>52256.5</text:p>
          </table:table-cell>
          <table:table-cell office:value-type="float" office:value="30932" calcext:value-type="float">
            <text:p>309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1265.5" calcext:value-type="float">
            <text:p>181265.5</text:p>
          </table:table-cell>
          <table:table-cell office:value-type="float" office:value="263046.5" calcext:value-type="float">
            <text:p>263046.5</text:p>
          </table:table-cell>
          <table:table-cell office:value-type="float" office:value="60055" calcext:value-type="float">
            <text:p>60055</text:p>
          </table:table-cell>
          <table:table-cell office:value-type="float" office:value="31496" calcext:value-type="float">
            <text:p>3149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6184" calcext:value-type="float">
            <text:p>206184</text:p>
          </table:table-cell>
          <table:table-cell office:value-type="float" office:value="309956" calcext:value-type="float">
            <text:p>309956</text:p>
          </table:table-cell>
          <table:table-cell office:value-type="float" office:value="65475.5" calcext:value-type="float">
            <text:p>65475.5</text:p>
          </table:table-cell>
          <table:table-cell office:value-type="float" office:value="32938.5" calcext:value-type="float">
            <text:p>32938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3696" calcext:value-type="float">
            <text:p>253696</text:p>
          </table:table-cell>
          <table:table-cell office:value-type="float" office:value="382866.56" calcext:value-type="float">
            <text:p>382866.56</text:p>
          </table:table-cell>
          <table:table-cell office:value-type="float" office:value="73487" calcext:value-type="float">
            <text:p>73487</text:p>
          </table:table-cell>
          <table:table-cell office:value-type="float" office:value="40360" calcext:value-type="float">
            <text:p>4036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7650" calcext:value-type="float">
            <text:p>307650</text:p>
          </table:table-cell>
          <table:table-cell office:value-type="float" office:value="465399.28" calcext:value-type="float">
            <text:p>465399.28</text:p>
          </table:table-cell>
          <table:table-cell office:value-type="float" office:value="108941" calcext:value-type="float">
            <text:p>108941</text:p>
          </table:table-cell>
          <table:table-cell office:value-type="float" office:value="43364" calcext:value-type="float">
            <text:p>4336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60540.47" calcext:value-type="float">
            <text:p>360540.47</text:p>
          </table:table-cell>
          <table:table-cell office:value-type="float" office:value="528092.2" calcext:value-type="float">
            <text:p>528092.2</text:p>
          </table:table-cell>
          <table:table-cell office:value-type="float" office:value="102888" calcext:value-type="float">
            <text:p>102888</text:p>
          </table:table-cell>
          <table:table-cell office:value-type="float" office:value="52166" calcext:value-type="float">
            <text:p>5216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54794.4" calcext:value-type="float">
            <text:p>454794.4</text:p>
          </table:table-cell>
          <table:table-cell office:value-type="float" office:value="649890.94" calcext:value-type="float">
            <text:p>649890.94</text:p>
          </table:table-cell>
          <table:table-cell office:value-type="float" office:value="109940.5" calcext:value-type="float">
            <text:p>109940.5</text:p>
          </table:table-cell>
          <table:table-cell office:value-type="float" office:value="50968" calcext:value-type="float">
            <text:p>5096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98164.9" calcext:value-type="float">
            <text:p>498164.9</text:p>
          </table:table-cell>
          <table:table-cell office:value-type="float" office:value="724092.56" calcext:value-type="float">
            <text:p>724092.56</text:p>
          </table:table-cell>
          <table:table-cell office:value-type="float" office:value="111667" calcext:value-type="float">
            <text:p>111667</text:p>
          </table:table-cell>
          <table:table-cell office:value-type="float" office:value="60806" calcext:value-type="float">
            <text:p>6080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55088.9" calcext:value-type="float">
            <text:p>555088.9</text:p>
          </table:table-cell>
          <table:table-cell office:value-type="float" office:value="814368.25" calcext:value-type="float">
            <text:p>814368.25</text:p>
          </table:table-cell>
          <table:table-cell office:value-type="float" office:value="117526.5" calcext:value-type="float">
            <text:p>117526.5</text:p>
          </table:table-cell>
          <table:table-cell office:value-type="float" office:value="54242.5" calcext:value-type="float">
            <text:p>54242.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49343.25" calcext:value-type="float">
            <text:p>649343.25</text:p>
          </table:table-cell>
          <table:table-cell office:value-type="float" office:value="961891.7" calcext:value-type="float">
            <text:p>961891.7</text:p>
          </table:table-cell>
          <table:table-cell office:value-type="float" office:value="133254.5" calcext:value-type="float">
            <text:p>133254.5</text:p>
          </table:table-cell>
          <table:table-cell office:value-type="float" office:value="58226" calcext:value-type="float">
            <text:p>5822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40617.7" calcext:value-type="float">
            <text:p>740617.7</text:p>
          </table:table-cell>
          <table:table-cell office:value-type="float" office:value="1089960.8" calcext:value-type="float">
            <text:p>1089960.8</text:p>
          </table:table-cell>
          <table:table-cell office:value-type="float" office:value="138294.5" calcext:value-type="float">
            <text:p>138294.5</text:p>
          </table:table-cell>
          <table:table-cell office:value-type="float" office:value="69358.5" calcext:value-type="float">
            <text:p>69358.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98861.94" calcext:value-type="float">
            <text:p>798861.94</text:p>
          </table:table-cell>
          <table:table-cell office:value-type="float" office:value="1160847.5" calcext:value-type="float">
            <text:p>1160847.5</text:p>
          </table:table-cell>
          <table:table-cell office:value-type="float" office:value="171265" calcext:value-type="float">
            <text:p>171265</text:p>
          </table:table-cell>
          <table:table-cell office:value-type="float" office:value="64711.5" calcext:value-type="float">
            <text:p>64711.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73499.6" calcext:value-type="float">
            <text:p>873499.6</text:p>
          </table:table-cell>
          <table:table-cell office:value-type="float" office:value="1272321" calcext:value-type="float">
            <text:p>1272321</text:p>
          </table:table-cell>
          <table:table-cell office:value-type="float" office:value="150248.5" calcext:value-type="float">
            <text:p>150248.5</text:p>
          </table:table-cell>
          <table:table-cell office:value-type="float" office:value="75727.5" calcext:value-type="float">
            <text:p>75727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21762.56" calcext:value-type="float">
            <text:p>921762.56</text:p>
          </table:table-cell>
          <table:table-cell office:value-type="float" office:value="1350155.9" calcext:value-type="float">
            <text:p>1350155.9</text:p>
          </table:table-cell>
          <table:table-cell office:value-type="float" office:value="148838" calcext:value-type="float">
            <text:p>148838</text:p>
          </table:table-cell>
          <table:table-cell office:value-type="float" office:value="80041.5" calcext:value-type="float">
            <text:p>8004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9:26:20.4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2T19:26:37.703000000</dc:date>
    <meta:editing-duration>PT3M4S</meta:editing-duration>
    <meta:editing-cycles>2</meta:editing-cycles>
    <meta:generator>LibreOffice/6.4.0.3$Windows_X86_64 LibreOffice_project/b0a288ab3d2d4774cb44b62f04d5d28733ac6df8</meta:generator>
    <meta:document-statistic meta:table-count="1" meta:cell-count="10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title svg:x="3.022cm" svg:y="0.316cm" chart:style-name="ch2">
          <text:p>Running Time of Frequency Distrubution Methods</text:p>
        </chart:title>
        <chart:legend chart:legend-position="end" svg:x="12.593cm" svg:y="3.456cm" style:legend-expansion="high" chart:style-name="ch3"/>
        <chart:plot-area chart:style-name="ch4" table:cell-range-address="completeResults.A2:completeResults.E21 completeResults.B1:completeResults.E1" chart:data-source-has-labels="both" svg:x="1.331cm" svg:y="1.275cm" svg:width="10.942cm" svg:height="6.569cm">
          <chartooo:coordinate-region svg:x="2.878cm" svg:y="1.396cm" svg:width="9.395cm" svg:height="5.446cm"/>
          <chart:axis chart:dimension="x" chart:name="primary-x" chart:style-name="ch5" chartooo:axis-type="auto">
            <chartooo:date-scale/>
            <chart:title svg:x="5.832cm" svg:y="8.024cm" chart:style-name="ch6">
              <text:p>Sample Size</text:p>
            </chart:title>
            <chart:categories table:cell-range-address="completeResults.A2:completeResults.A21"/>
          </chart:axis>
          <chart:axis chart:dimension="y" chart:name="primary-y" chart:style-name="ch5">
            <chart:title svg:x="0.451cm" svg:y="6.019cm" chart:style-name="ch7">
              <text:p>Time (milliseconds)</text:p>
            </chart:title>
            <chart:grid chart:style-name="ch8" chart:class="major"/>
          </chart:axis>
          <chart:series chart:style-name="ch9" chart:values-cell-range-address="completeResults.B2:completeResults.B21" chart:label-cell-address="completeResults.B1:completeResults.B1" chart:class="chart:line">
            <chart:data-point chart:repeated="20"/>
          </chart:series>
          <chart:series chart:style-name="ch10" chart:values-cell-range-address="completeResults.C2:completeResults.C21" chart:label-cell-address="completeResults.C1:completeResults.C1" chart:class="chart:line">
            <chart:data-point chart:repeated="20"/>
          </chart:series>
          <chart:series chart:style-name="ch11" chart:values-cell-range-address="completeResults.D2:completeResults.D21" chart:label-cell-address="completeResults.D1:completeResults.D1" chart:class="chart:line">
            <chart:data-point chart:repeated="20"/>
          </chart:series>
          <chart:series chart:style-name="ch12" chart:values-cell-range-address="completeResults.E2:completeResults.E21" chart:label-cell-address="completeResults.E1:completeResults.E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FD</text:p>
                <draw:g>
                  <svg:desc>completeResults.B1:completeResults.B1</svg:desc>
                </draw:g>
              </table:table-cell>
              <table:table-cell office:value-type="string">
                <text:p>SortedListFD</text:p>
                <draw:g>
                  <svg:desc>completeResults.C1:completeResults.C1</svg:desc>
                </draw:g>
              </table:table-cell>
              <table:table-cell office:value-type="string">
                <text:p>OrderedFD</text:p>
                <draw:g>
                  <svg:desc>completeResults.D1:completeResults.D1</svg:desc>
                </draw:g>
              </table:table-cell>
              <table:table-cell office:value-type="string">
                <text:p>MapFD</text:p>
                <draw:g>
                  <svg:desc>completeResults.E1:completeResults.E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completeResults.A2:completeResults.A21</svg:desc>
                </draw:g>
              </table:table-cell>
              <table:table-cell office:value-type="float" office:value="138826">
                <text:p>138826</text:p>
                <draw:g>
                  <svg:desc>completeResults.B2:completeResults.B21</svg:desc>
                </draw:g>
              </table:table-cell>
              <table:table-cell office:value-type="float" office:value="246486">
                <text:p>246486</text:p>
                <draw:g>
                  <svg:desc>completeResults.C2:completeResults.C21</svg:desc>
                </draw:g>
              </table:table-cell>
              <table:table-cell office:value-type="float" office:value="87981">
                <text:p>87981</text:p>
                <draw:g>
                  <svg:desc>completeResults.D2:completeResults.D21</svg:desc>
                </draw:g>
              </table:table-cell>
              <table:table-cell office:value-type="float" office:value="49894.5">
                <text:p>49894.5</text:p>
                <draw:g>
                  <svg:desc>completeResults.E2:completeResults.E2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1504.5">
                <text:p>131504.5</text:p>
              </table:table-cell>
              <table:table-cell office:value-type="float" office:value="275619.5">
                <text:p>275619.5</text:p>
              </table:table-cell>
              <table:table-cell office:value-type="float" office:value="167628">
                <text:p>167628</text:p>
              </table:table-cell>
              <table:table-cell office:value-type="float" office:value="58284">
                <text:p>5828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0628.5">
                <text:p>40628.5</text:p>
              </table:table-cell>
              <table:table-cell office:value-type="float" office:value="81509">
                <text:p>81509</text:p>
              </table:table-cell>
              <table:table-cell office:value-type="float" office:value="100942.5">
                <text:p>100942.5</text:p>
              </table:table-cell>
              <table:table-cell office:value-type="float" office:value="50388">
                <text:p>503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4876">
                <text:p>74876</text:p>
              </table:table-cell>
              <table:table-cell office:value-type="float" office:value="124655.5">
                <text:p>124655.5</text:p>
              </table:table-cell>
              <table:table-cell office:value-type="float" office:value="72560">
                <text:p>72560</text:p>
              </table:table-cell>
              <table:table-cell office:value-type="float" office:value="35750.5">
                <text:p>35750.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6371.5">
                <text:p>116371.5</text:p>
              </table:table-cell>
              <table:table-cell office:value-type="float" office:value="198504">
                <text:p>198504</text:p>
              </table:table-cell>
              <table:table-cell office:value-type="float" office:value="105045.5">
                <text:p>105045.5</text:p>
              </table:table-cell>
              <table:table-cell office:value-type="float" office:value="56500">
                <text:p>565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2926.5">
                <text:p>112926.5</text:p>
              </table:table-cell>
              <table:table-cell office:value-type="float" office:value="193674">
                <text:p>193674</text:p>
              </table:table-cell>
              <table:table-cell office:value-type="float" office:value="57815.5">
                <text:p>57815.5</text:p>
              </table:table-cell>
              <table:table-cell office:value-type="float" office:value="46270.5">
                <text:p>46270.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23617.5">
                <text:p>123617.5</text:p>
              </table:table-cell>
              <table:table-cell office:value-type="float" office:value="191980">
                <text:p>191980</text:p>
              </table:table-cell>
              <table:table-cell office:value-type="float" office:value="52256.5">
                <text:p>52256.5</text:p>
              </table:table-cell>
              <table:table-cell office:value-type="float" office:value="30932">
                <text:p>3093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81265.5">
                <text:p>181265.5</text:p>
              </table:table-cell>
              <table:table-cell office:value-type="float" office:value="263046.5">
                <text:p>263046.5</text:p>
              </table:table-cell>
              <table:table-cell office:value-type="float" office:value="60055">
                <text:p>60055</text:p>
              </table:table-cell>
              <table:table-cell office:value-type="float" office:value="31496">
                <text:p>3149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06184">
                <text:p>206184</text:p>
              </table:table-cell>
              <table:table-cell office:value-type="float" office:value="309956">
                <text:p>309956</text:p>
              </table:table-cell>
              <table:table-cell office:value-type="float" office:value="65475.5">
                <text:p>65475.5</text:p>
              </table:table-cell>
              <table:table-cell office:value-type="float" office:value="32938.5">
                <text:p>32938.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53696">
                <text:p>253696</text:p>
              </table:table-cell>
              <table:table-cell office:value-type="float" office:value="382866.56">
                <text:p>382866.56</text:p>
              </table:table-cell>
              <table:table-cell office:value-type="float" office:value="73487">
                <text:p>73487</text:p>
              </table:table-cell>
              <table:table-cell office:value-type="float" office:value="40360">
                <text:p>4036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07650">
                <text:p>307650</text:p>
              </table:table-cell>
              <table:table-cell office:value-type="float" office:value="465399.28">
                <text:p>465399.28</text:p>
              </table:table-cell>
              <table:table-cell office:value-type="float" office:value="108941">
                <text:p>108941</text:p>
              </table:table-cell>
              <table:table-cell office:value-type="float" office:value="43364">
                <text:p>4336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60540.47">
                <text:p>360540.47</text:p>
              </table:table-cell>
              <table:table-cell office:value-type="float" office:value="528092.2">
                <text:p>528092.2</text:p>
              </table:table-cell>
              <table:table-cell office:value-type="float" office:value="102888">
                <text:p>102888</text:p>
              </table:table-cell>
              <table:table-cell office:value-type="float" office:value="52166">
                <text:p>5216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454794.4">
                <text:p>454794.4</text:p>
              </table:table-cell>
              <table:table-cell office:value-type="float" office:value="649890.94">
                <text:p>649890.94</text:p>
              </table:table-cell>
              <table:table-cell office:value-type="float" office:value="109940.5">
                <text:p>109940.5</text:p>
              </table:table-cell>
              <table:table-cell office:value-type="float" office:value="50968">
                <text:p>5096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98164.9">
                <text:p>498164.9</text:p>
              </table:table-cell>
              <table:table-cell office:value-type="float" office:value="724092.56">
                <text:p>724092.56</text:p>
              </table:table-cell>
              <table:table-cell office:value-type="float" office:value="111667">
                <text:p>111667</text:p>
              </table:table-cell>
              <table:table-cell office:value-type="float" office:value="60806">
                <text:p>6080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555088.9">
                <text:p>555088.9</text:p>
              </table:table-cell>
              <table:table-cell office:value-type="float" office:value="814368.25">
                <text:p>814368.25</text:p>
              </table:table-cell>
              <table:table-cell office:value-type="float" office:value="117526.5">
                <text:p>117526.5</text:p>
              </table:table-cell>
              <table:table-cell office:value-type="float" office:value="54242.5">
                <text:p>54242.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49343.25">
                <text:p>649343.25</text:p>
              </table:table-cell>
              <table:table-cell office:value-type="float" office:value="961891.7">
                <text:p>961891.7</text:p>
              </table:table-cell>
              <table:table-cell office:value-type="float" office:value="133254.5">
                <text:p>133254.5</text:p>
              </table:table-cell>
              <table:table-cell office:value-type="float" office:value="58226">
                <text:p>58226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740617.7">
                <text:p>740617.7</text:p>
              </table:table-cell>
              <table:table-cell office:value-type="float" office:value="1089960.8">
                <text:p>1089960.8</text:p>
              </table:table-cell>
              <table:table-cell office:value-type="float" office:value="138294.5">
                <text:p>138294.5</text:p>
              </table:table-cell>
              <table:table-cell office:value-type="float" office:value="69358.5">
                <text:p>69358.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98861.94">
                <text:p>798861.94</text:p>
              </table:table-cell>
              <table:table-cell office:value-type="float" office:value="1160847.5">
                <text:p>1160847.5</text:p>
              </table:table-cell>
              <table:table-cell office:value-type="float" office:value="171265">
                <text:p>171265</text:p>
              </table:table-cell>
              <table:table-cell office:value-type="float" office:value="64711.5">
                <text:p>64711.5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873499.6">
                <text:p>873499.6</text:p>
              </table:table-cell>
              <table:table-cell office:value-type="float" office:value="1272321">
                <text:p>1272321</text:p>
              </table:table-cell>
              <table:table-cell office:value-type="float" office:value="150248.5">
                <text:p>150248.5</text:p>
              </table:table-cell>
              <table:table-cell office:value-type="float" office:value="75727.5">
                <text:p>75727.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21762.56">
                <text:p>921762.56</text:p>
              </table:table-cell>
              <table:table-cell office:value-type="float" office:value="1350155.9">
                <text:p>1350155.9</text:p>
              </table:table-cell>
              <table:table-cell office:value-type="float" office:value="148838">
                <text:p>148838</text:p>
              </table:table-cell>
              <table:table-cell office:value-type="float" office:value="80041.5">
                <text:p>8004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